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rnest Nusbaum; Mayer Arnold; Fanny Arnold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Page 1]</text:p>
      <text:p text:style-name="P2">For a funeral/</text:p>
      <text:p text:style-name="P3">If I believed that my province is to draw forth tears/ and sighs and to intensify the grief of the bereaved, I/ would find the means to do so readily in the present in-/-stance. <text:s/>I could picture in the gloomiest colors/ the terrible fall, the horror that seized the affrighted/ daughter, the inexpressible shock felt by the absent/ wife when returning home; I would describe relatives near/ and far sorrow-stricken at the sudden tidings of the unfor-/-tunate event, a community that had favorably known Ernest/ Nusbaum for a long series of years, pained at his decease./ <text:s/>But such is not my province. <text:s/>I would rather let/ my tongue cleave to the roof of my mouth than show/ the inglorious ability to make a house where a dear/ dead lies unburied, resound with lamentations./</text:p>
      <text:p text:style-name="P3">I am not unsymapthetic. <text:s/>I do deplore the accident./ <text:s/>I would have fervently prayed that my venerable Hebrew/ brother had been vouchsafed a still longer existence and/ an early transition from earth to heaven. <text:s/>But since it/ was not so ordained above, I, here below, am commissioned/ by my sacred office to act in the capacity of a skilful/ chemist, who possesses the knowledge of extracting/ from poisonous substances healthful cures./</text:p>
      <text:p text:style-name="P3"/>
      <text:p text:style-name="P3"><text:soft-page-break/>[Page 2]</text:p>
      <text:p text:style-name="P3">Ernest Nusbaum had exceeded the boundaries generally/ accepted as the assigned terms of our terrestrial career, when/ the sad premonition was received that our coreligionist must/ depart hence, the suspense was not long nor agonizing,/ for, consciousness soon ceased and a short week of a/ semi unconscious illness afforded those who fondly loved/ him, the opportunity to lovingly minister to his wants/ and strive to bring effective relief. <text:s/>Let these consider-/-ations prove a source of comfort to all who will miss/ a father, a husband, a relative, a friend. <text:s/>For, I/ have reasons to think that in each of those relations of/ life, our venerable coreligionist was never found wanting./ <text:s/>Affectionate to the woman who, in her youth, had/ sought in Ernest Nusbaum a congenial companion and/ a trusty support, paternally caring for the children/ that she bore to him, while under his immediate con-/-trol, endowed with a jovial and cheerful disposition that/ made him welcome everywhere, our brother passed away/ unencumbered by a dreadful weight that crushes the/ soul; I mean the consciousness of having wilfully[sic!] com-/-mitted wrong, determinedly set an example of immoral-/-ity and of disloyalty to the allegiance we owe Judaism./ <text:s/>For pertinacious sinning kindles Divine wrath, the/ errors of our fallacious minds are covered under the wings of Mercy./</text:p>
      <text:p text:style-name="P3"/>
      <text:p text:style-name="P3">[Page 3]</text:p>
      <text:p text:style-name="P3">To myself personally the touch of my venerable brother's/ hand indicated a kindly disposition, a desire to signify/ that his sentiments were fraternal and amicable. <text:s/>What-/-ever may be said to the contrary, I hold that a pressure/ of the hand, an ingenious expression possess an eloquence/ surpassing all high wrought speeches and studied ser-/-mons. <text:s/>This loss will naturally be felt, the/ occasion that brought on the loss will naturally be/ grieved over, still, the memorial of conjugal virtues/ and personal good qualities must remain as a sooth-/-ing balm. For that I offer supplications; especial-/-ly I pray on behalf of the widow, whose bereave-/-ment is the greatest. <text:s/>May filial ministra-/-tions of affection; the kind considerations of all who/ sprung from Mayer and Fanny Arnold alleviate the sorrow/ caused by her husband's separation from her upon earth./ <text:s/>Universal Father! <text:s/>Inspire them all with deep regard/ for the relict of Thy servant Ernest Nusbaum./</text:p>
      <text:p text:style-name="P3">Into Thy hand, O forgiving God!, we commit the soul/ of our brother in faith. <text:s/>At this time when his/ undying spirit stands before Thy august tribunal,/ let the sentence issuing therefrom be, joys of a life eternal/ in the heavenly association of all the good and true and saints./ <text:s/>Grant in this household be fulfilled the sentence of Thy prophet "The Lord God/ will wipe off tears from every countenance."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3:03:20.35</meta:creation-date>
    <meta:document-statistic meta:table-count="0" meta:image-count="0" meta:object-count="0" meta:page-count="3" meta:paragraph-count="73" meta:word-count="821" meta:character-count="5347"/>
    <dc:date>2012-11-12T13:35:50.37</dc:date>
    <meta:editing-duration>PT13M39S</meta:editing-duration>
    <meta:editing-cycles>1</meta:editing-cycles>
    <meta:generator>OpenOffice.org/3.4.1$Win32 OpenOffice.org_project/341m1$Build-9593</meta:generator>
  </office:meta>
</office:document-meta>
</file>